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use-window-font-color="true" style:font-name="Arial" fo:font-size="12pt" style:font-name-asian="Helvetica" style:font-size-asian="12pt" style:font-name-complex="Helvetica" style:font-size-complex="12pt"/>
    </style:style>
    <style:style style:name="P2" style:family="paragraph" style:parent-style-name="Standard">
      <style:paragraph-properties fo:text-align="start" style:justify-single-word="false" style:text-autospace="none"/>
      <style:text-properties style:use-window-font-color="true" style:font-name="Arial" fo:font-size="12pt" style:font-name-asian="Helvetica" style:font-size-asian="12pt" style:font-name-complex="Helvetica" style:font-size-complex="12pt"/>
    </style:style>
    <style:style style:name="P3" style:family="paragraph" style:parent-style-name="Standard">
      <style:text-properties style:font-name="Arial"/>
    </style:style>
    <style:style style:name="P4" style:family="paragraph" style:parent-style-name="Standard">
      <style:paragraph-properties fo:text-align="start" style:justify-single-word="false" style:text-autospace="none"/>
      <style:text-properties style:font-name="Arial"/>
    </style:style>
    <style:style style:name="P5" style:family="paragraph" style:parent-style-name="Standard">
      <style:paragraph-properties fo:text-align="center" style:justify-single-word="false"/>
      <style:text-properties style:font-name="Arial" fo:font-weight="bold" style:font-weight-asian="bold" style:font-weight-complex="bold"/>
    </style:style>
    <style:style style:name="P6" style:family="paragraph" style:parent-style-name="Standard">
      <style:paragraph-properties fo:text-align="center" style:justify-single-word="false"/>
      <style:text-properties style:font-name="Arial" fo:font-size="20pt" fo:font-weight="bold" style:font-size-asian="20pt" style:font-weight-asian="bold" style:font-size-complex="20pt" style:font-weight-complex="bold"/>
    </style:style>
    <style:style style:name="P7" style:family="paragraph" style:parent-style-name="Heading_20_1">
      <style:text-properties fo:font-size="14pt" fo:font-weight="bold" style:font-size-asian="14pt" style:font-weight-asian="bold" style:font-size-complex="14pt" style:font-weight-complex="bold"/>
    </style:style>
    <style:style style:name="T1" style:family="text">
      <style:text-properties style:font-name="Arial"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Arahant QuickBooks Integration Guide</text:p>
      <text:p text:style-name="P5">Rev 1.0</text:p>
      <text:h text:style-name="P7" text:outline-level="1">Overview</text:h>
      <text:p text:style-name="P3">The Arahant QuickBooks integration utilizes an application that communicates between the two products called the <text:span text:style-name="T3">Arahant QuickBooks Connector</text:span>. <text:s/>This application must be installed and configured using the Arahant provided Setup.msi. <text:s/>The only information you will need to enter during installation is the location (URL) of your Arahant server.</text:p>
      <text:p text:style-name="P3"/>
      <text:p text:style-name="P3">When you run the <text:span text:style-name="T1">Arahant QuickBooks Connector</text:span>, QuickBooks should be open and on the company file that is being synchronized. <text:s/>QuickBooks detects when the <text:span text:style-name="T1">Arahant QuickBooks Connector </text:span>is accessing your QuickBooks data and prompts you to allow access. <text:s/>It is very important that you select the checkbox to allow the <text:span text:style-name="T1">Arahant QuickBooks Connector</text:span> to access sensitive data. <text:s/>Failure to do so will keep QuickBooks from transmitting SSN's and other vital information to Arahant and the <text:span text:style-name="T1">Arahant QuickBooks Connector</text:span> will not behave correctly.</text:p>
      <text:h text:style-name="Heading_20_1" text:outline-level="1">Limitations</text:h>
      <text:p text:style-name="P3">The <text:span text:style-name="T1">Arahant QuickBooks Connector </text:span>was written with the QuickBooks API 7. <text:s/>There are some limitations to this API which the user should be aware of and which will hopefully be improved in QuickBooks in the future.</text:p>
      <text:p text:style-name="P3"/>
      <text:p text:style-name="P3"><text:span text:style-name="T2">Clients</text:span> – Client information is transmitted in both directions. <text:s/>When a client is marked as inactive in QuickBooks, that client will be marked as inactive in Arahant as of the date of the change in QuickBooks. <text:s/>If a client is deleted in QuickBooks, it does not send a delete message to Arahant, so Arahant will detect the delete the next time it tries to send clients to QuickBooks. <text:s/>At that time, it will let the user know that they should either immediately delete the client from Arahant or resynchronize, at which point the client will be placed back into QuickBooks. <text:s/>Marking a client as inactive in Arahant will mark them as inactive in QuickBooks. <text:s/>It is generally better to mark clients as inactive instead of deleting them, especially since once clients are used in Arahant and have historical information attached to them they may not be deleted.</text:p>
      <text:p text:style-name="P3"/>
      <text:p text:style-name="P3"><text:span text:style-name="T2">Vendors</text:span> – Vendor information is transmitted in both directions. <text:s/>When a vendor is marked as inactive in QuickBooks, Arahant will try to delete the record. <text:s/>If the record is in use, it will leave it alone. <text:s/>There is not currently an inactive flag on Vendors in Arahant. <text:s/>If a vendor record is deleted from QuickBooks, then the next time that Vendor record is being exported from Arahant, it will give the user the same instructions to either delete the record or retransmit the record as it does with clients.</text:p>
      <text:p text:style-name="P3"/>
      <text:p text:style-name="P3"><text:span text:style-name="T2">Employees</text:span> – Employee information is transmitted in both directions. <text:s/>However, once an employee is in QuickBooks, the API does not allow for changes to the SSN or gender. <text:s/>Those changes would have to be done manually in QuickBooks. <text:s/>The <text:span text:style-name="T1">Arahant QuickBooks Connector</text:span> will notify the user that those changes need to be made manually</text:p>
      <text:p text:style-name="P3"/>
      <text:p text:style-name="P3"><text:span text:style-name="T2">Invoices</text:span> – Invoice information is transmitted from Arahant to QuickBooks only. <text:s/></text:p>
      <text:p text:style-name="P3"/>
      <text:p text:style-name="P3"><text:span text:style-name="T2">Timesheets</text:span> – Timesheet information is transmitted from Arahant to QuickBooks only.</text:p>
      <text:p text:style-name="P3"/>
      <text:p text:style-name="P3"><text:span text:style-name="T2">Project Types</text:span> – Project type information is transmitted in both directions. <text:s/>However, QuickBooks only allows for creation of project types via it's interface. <text:s/>So changes to a project type in Arahant will require the user to manually make the change in QuickBooks. <text:s/>For this reason, it is recommended that changes to project types (known as job types in QuickBooks) be done via QuickBooks.</text:p>
      <text:p text:style-name="P3"/>
      <text:p text:style-name="P3"><text:span text:style-name="T2">Projects</text:span> – Project information is transmitted in both directions. <text:s/>If a project is made inactive in QuickBooks, Arahant will delete it if it is not in use. <text:s/>If a project is deleted in Arahant, transfers from Arahant to QuickBooks will not delete the project from QuickBooks. <text:s/>Projects brought in newly to Arahant from QuickBooks are initially marked as Billable. <text:s/>If you change the project in Arahant to no longer be Billable and at a later point retransmit the project to Arahant, the project will retain its non-billable status.</text:p>
      <text:p text:style-name="P3"/>
      <text:p text:style-name="P3"><text:span text:style-name="T2">GL Accounts</text:span> – GL Account information is transmitted only from QuickBooks to Arahant. <text:s/>If a GL account is marked as inactive in QuickBooks, Arahant will attempt to delete the record. <text:s/>If it is in use, it will leave it alone. <text:s/></text:p>
      <text:p text:style-name="P3"/>
      <text:p text:style-name="P3"><text:span text:style-name="T2">Wage Types</text:span> – Wage type information is transmitted only from QuickBooks to Arahant. <text:s/>If a wage type is marked as inactive in QuickBooks, it will be marked as inactive in Arahant as of the date the change was made in QuickBooks.</text:p>
      <text:p text:style-name="P3"/>
      <text:p text:style-name="P3"><text:span text:style-name="T2">Payroll Items </text:span>– Payroll item information is transmitted only from QuickBooks to Arahant. <text:s/>If a payroll item is marked as inactive in QuickBooks, it will be marked as inactive in Arahant as of the date the change was made in QuickBooks.</text:p>
      <text:p text:style-name="P3"/>
      <text:p text:style-name="P3"><text:span text:style-name="T2">Products/Services</text:span> – Product and service records are transmitted only from QuickBooks. <text:s/>If a product/service is marked as inactive in QuickBooks, Arahant will delete it, if it is not in use.</text:p>
      <text:p text:style-name="P3"/>
      <text:p text:style-name="P3"><text:span text:style-name="T2">Company Information</text:span> – Some basic company information is transmitted only from QuickBooks. <text:s/>There are no deletes and setting inactive is not possible.</text:p>
      <text:p text:style-name="P3"/>
      <text:p text:style-name="P3"><text:span text:style-name="T2">Payroll Data</text:span> – Payroll data is transmitted from QuickBooks to Arahant only. <text:s/>There are no deletes and setting of inactive is not possible.</text:p>
      <text:p text:style-name="P3"/>
      <text:p text:style-name="P3"><text:s text:c="2"/></text:p>
      <text:p text:style-name="P1"/>
      <text:p text:style-name="P2"/>
      <text:p text:style-name="P4"/>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creation-date>2009-06-05T08:35:33</meta:creation-date>
    <dc:date>2009-06-11T09:11:46</dc:date>
    <dc:language>en-US</dc:language>
    <meta:editing-cycles>11</meta:editing-cycles>
    <meta:editing-duration>PT24M59S</meta:editing-duration>
    <meta:user-defined meta:name="Info 1"/>
    <meta:user-defined meta:name="Info 2"/>
    <meta:user-defined meta:name="Info 3"/>
    <meta:user-defined meta:name="Info 4"/>
    <meta:document-statistic meta:table-count="0" meta:image-count="0" meta:object-count="0" meta:page-count="2" meta:paragraph-count="21" meta:word-count="824" meta:character-count="5087"/>
  </office:meta>
</office:document-meta>
</file>